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AssyrianDictionary" svg:font-family="AssyrianDictionary" style:font-pitch="variable"/>
    <style:font-face style:name="Courier CE" svg:font-family="'Courier CE'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Plain_20_Text">
      <style:paragraph-properties fo:line-height="150%"/>
    </style:style>
    <style:style style:name="P2" style:family="paragraph" style:parent-style-name="Plain_20_Text">
      <style:paragraph-properties fo:line-height="150%">
        <style:tab-stops>
          <style:tab-stop style:position="0.3752in"/>
        </style:tab-stops>
      </style:paragraph-properties>
    </style:style>
    <style:style style:name="P3" style:family="paragraph" style:parent-style-name="Plain_20_Text">
      <style:paragraph-properties fo:line-height="150%"/>
      <style:text-properties fo:font-size="12pt" style:font-size-asian="12pt"/>
    </style:style>
    <style:style style:name="P4" style:family="paragraph" style:parent-style-name="Plain_20_Text">
      <style:paragraph-properties fo:line-height="150%"/>
      <style:text-properties fo:font-size="12pt" fo:language="pl" fo:country="PL" style:font-size-asian="12pt"/>
    </style:style>
    <style:style style:name="P5" style:family="paragraph" style:parent-style-name="Plain_20_Text">
      <style:paragraph-properties fo:line-height="150%"/>
      <style:text-properties style:font-name="AssyrianDictionary" fo:font-size="12pt" fo:font-weight="bold" style:font-size-asian="12pt" style:font-weight-asian="bold"/>
    </style:style>
    <style:style style:name="P6" style:family="paragraph" style:parent-style-name="Plain_20_Text">
      <style:paragraph-properties fo:line-height="150%" fo:text-align="center" style:justify-single-word="false"/>
      <style:text-properties style:font-name="AssyrianDictionary" fo:font-size="12pt" fo:language="pl" fo:country="PL" fo:font-weight="bold" style:font-size-asian="12pt" style:font-weight-asian="bold"/>
    </style:style>
    <style:style style:name="P7" style:family="paragraph" style:parent-style-name="Plain_20_Text">
      <style:paragraph-properties fo:line-height="150%"/>
      <style:text-properties style:font-name="AssyrianDictionary" fo:font-size="12pt" style:font-size-asian="12pt"/>
    </style:style>
    <style:style style:name="P8" style:family="paragraph" style:parent-style-name="Plain_20_Text">
      <style:paragraph-properties fo:line-height="150%"/>
      <style:text-properties style:font-name="AssyrianDictionary" fo:font-size="12pt" fo:letter-spacing="0.0138in" style:font-size-asian="12pt"/>
    </style:style>
    <style:style style:name="P9" style:family="paragraph" style:parent-style-name="Plain_20_Text">
      <style:paragraph-properties fo:line-height="150%"/>
      <style:text-properties fo:font-variant="small-caps" style:font-name="AssyrianDictionary" fo:font-size="12pt" fo:font-weight="bold" style:font-size-asian="12pt" style:font-weight-asian="bold"/>
    </style:style>
    <style:style style:name="P10" style:family="paragraph" style:parent-style-name="Plain_20_Text">
      <style:paragraph-properties fo:margin-left="1in" fo:margin-right="0in" fo:line-height="150%" fo:text-indent="-1in" style:auto-text-indent="false"/>
      <style:text-properties style:font-name="AssyrianDictionary" fo:font-size="12pt" style:font-size-asian="12pt"/>
    </style:style>
    <style:style style:name="P11" style:family="paragraph" style:parent-style-name="Plain_20_Text">
      <style:paragraph-properties fo:margin-left="1in" fo:margin-right="0in" fo:line-height="150%" fo:text-indent="-1in" style:auto-text-indent="false"/>
      <style:text-properties fo:font-variant="small-caps" style:font-name="AssyrianDictionary" fo:font-size="12pt" fo:font-weight="bold" style:font-size-asian="12pt" style:font-weight-asian="bold"/>
    </style:style>
    <style:style style:name="P12" style:family="paragraph" style:parent-style-name="Plain_20_Text" style:master-page-name="Standard">
      <style:paragraph-properties fo:line-height="150%" fo:text-align="center" style:justify-single-word="false" style:page-number="auto"/>
    </style:style>
    <style:style style:name="P13" style:family="paragraph" style:parent-style-name="Header">
      <style:paragraph-properties fo:line-height="150%">
        <style:tab-stops/>
      </style:paragraph-properties>
      <style:text-properties style:text-position="super 58%" style:font-name="AssyrianDictionary"/>
    </style:style>
    <style:style style:name="P14" style:family="paragraph" style:parent-style-name="Header">
      <style:paragraph-properties fo:line-height="150%">
        <style:tab-stops/>
      </style:paragraph-properties>
      <style:text-properties style:font-name="Courier New" fo:language="pl" fo:country="PL" style:font-name-complex="Courier New"/>
    </style:style>
    <style:style style:name="P15" style:family="paragraph" style:parent-style-name="Header">
      <style:paragraph-properties fo:margin-left="0in" fo:margin-right="0.25in" fo:text-indent="0in" style:auto-text-indent="false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>
        <style:tab-stops>
          <style:tab-stop style:position="6.5in" style:type="right"/>
        </style:tab-stops>
      </style:paragraph-properties>
    </style:style>
    <style:style style:name="P18" style:family="paragraph" style:parent-style-name="Standard">
      <style:paragraph-properties fo:line-height="150%"/>
      <style:text-properties fo:font-variant="small-caps" style:font-name="AssyrianDictionary" fo:language="pl" fo:country="PL" fo:font-weight="bold" style:font-weight-asian="bold"/>
    </style:style>
    <style:style style:name="P19" style:family="paragraph" style:parent-style-name="Standard">
      <style:paragraph-properties fo:line-height="150%"/>
      <style:text-properties style:font-name="AssyrianDictionary"/>
    </style:style>
    <style:style style:name="P20" style:family="paragraph" style:parent-style-name="Standard">
      <style:paragraph-properties fo:line-height="150%"/>
      <style:text-properties style:font-name="AssyrianDictionary" fo:language="pl" fo:country="PL"/>
    </style:style>
    <style:style style:name="P21" style:family="paragraph" style:parent-style-name="Standard">
      <style:paragraph-properties fo:line-height="150%"/>
      <style:text-properties style:font-name="Courier New" fo:language="pl" fo:country="PL" style:font-name-complex="Courier New"/>
    </style:style>
    <style:style style:name="P22" style:family="paragraph" style:parent-style-name="Standard">
      <style:paragraph-properties fo:line-height="150%"/>
      <style:text-properties style:font-name="Courier New" fo:font-size="11pt" fo:language="pl" fo:country="PL" style:font-size-asian="11pt" style:font-name-complex="Courier New"/>
    </style:style>
    <style:style style:name="P23" style:family="paragraph" style:parent-style-name="Standard">
      <style:paragraph-properties fo:margin-left="0in" fo:margin-right="0in" fo:line-height="150%" fo:text-indent="0.25in" style:auto-text-indent="false"/>
    </style:style>
    <style:style style:name="P24" style:family="paragraph" style:parent-style-name="Normal_20__28_Web_29_">
      <style:paragraph-properties fo:line-height="150%"/>
    </style:style>
    <style:style style:name="P25" style:family="paragraph" style:parent-style-name="Normal_20__28_Web_29_">
      <style:paragraph-properties fo:margin-top="0in" fo:margin-bottom="0in" fo:line-height="150%"/>
      <style:text-properties fo:font-variant="small-caps" style:font-name="AssyrianDictionary" fo:font-weight="bold" style:font-weight-asian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pl" fo:country="PL" style:font-size-asian="12pt"/>
    </style:style>
    <style:style style:name="T3" style:family="text">
      <style:text-properties fo:font-size="12pt" fo:language="pl" fo:country="PL" style:font-size-asian="12pt" style:font-name-complex="Courier New"/>
    </style:style>
    <style:style style:name="T4" style:family="text">
      <style:text-properties fo:font-size="12pt" fo:language="pl" fo:country="PL" style:font-size-asian="12pt" style:font-name-complex="Courier New" style:font-size-complex="12pt"/>
    </style:style>
    <style:style style:name="T5" style:family="text">
      <style:text-properties style:font-name="AssyrianDictionary"/>
    </style:style>
    <style:style style:name="T6" style:family="text">
      <style:text-properties style:font-name="AssyrianDictionary" fo:font-size="12pt" fo:font-weight="bold" style:font-size-asian="12pt" style:font-weight-asian="bold"/>
    </style:style>
    <style:style style:name="T7" style:family="text">
      <style:text-properties style:font-name="AssyrianDictionary" fo:font-size="12pt" fo:language="pl" fo:country="PL" fo:font-weight="bold" style:font-size-asian="12pt" style:font-weight-asian="bold"/>
    </style:style>
    <style:style style:name="T8" style:family="text">
      <style:text-properties style:font-name="AssyrianDictionary" fo:font-size="12pt" fo:language="pl" fo:country="PL" style:font-size-asian="12pt"/>
    </style:style>
    <style:style style:name="T9" style:family="text">
      <style:text-properties style:font-name="AssyrianDictionary" fo:font-size="12pt" fo:language="pl" fo:country="PL" style:font-size-asian="12pt" style:font-size-complex="11pt"/>
    </style:style>
    <style:style style:name="T10" style:family="text">
      <style:text-properties style:font-name="AssyrianDictionary" fo:font-size="12pt" style:font-size-asian="12pt"/>
    </style:style>
    <style:style style:name="T11" style:family="text">
      <style:text-properties style:font-name="AssyrianDictionary" fo:font-size="12pt" style:font-size-asian="12pt" style:font-name-complex="Courier New" style:font-size-complex="12pt"/>
    </style:style>
    <style:style style:name="T12" style:family="text">
      <style:text-properties style:font-name="AssyrianDictionary" fo:font-size="12pt" style:font-size-asian="12pt" style:font-name-complex="Courier New" style:font-size-complex="11pt"/>
    </style:style>
    <style:style style:name="T13" style:family="text">
      <style:text-properties style:font-name="AssyrianDictionary" fo:font-size="12pt" fo:letter-spacing="0.0138in" style:font-size-asian="12pt" style:font-name-complex="Courier New" style:font-size-complex="11pt"/>
    </style:style>
    <style:style style:name="T14" style:family="text">
      <style:text-properties style:font-name="AssyrianDictionary" fo:font-size="12pt" fo:letter-spacing="0.0138in" style:font-size-asian="12pt" style:font-name-complex="Courier New" style:font-size-complex="12pt"/>
    </style:style>
    <style:style style:name="T15" style:family="text">
      <style:text-properties style:font-name="AssyrianDictionary" fo:font-style="italic" style:font-style-asian="italic"/>
    </style:style>
    <style:style style:name="T16" style:family="text">
      <style:text-properties style:font-name="AssyrianDictionary" fo:font-style="italic" style:font-style-asian="italic" style:font-style-complex="italic"/>
    </style:style>
    <style:style style:name="T17" style:family="text">
      <style:text-properties style:font-name="AssyrianDictionary" fo:font-weight="bold" style:font-weight-asian="bold"/>
    </style:style>
    <style:style style:name="T18" style:family="text">
      <style:text-properties style:font-name="AssyrianDictionary" fo:letter-spacing="0.0138in"/>
    </style:style>
    <style:style style:name="T19" style:family="text">
      <style:text-properties style:font-name="AssyrianDictionary" fo:letter-spacing="0.0138in" style:font-name-complex="Courier New" style:font-size-complex="11pt"/>
    </style:style>
    <style:style style:name="T20" style:family="text">
      <style:text-properties style:font-name="AssyrianDictionary" fo:letter-spacing="0.0138in" style:font-name-complex="Courier New" style:font-size-complex="9pt"/>
    </style:style>
    <style:style style:name="T21" style:family="text">
      <style:text-properties style:font-name="AssyrianDictionary" fo:language="pl" fo:country="PL"/>
    </style:style>
    <style:style style:name="T22" style:family="text">
      <style:text-properties style:font-name="AssyrianDictionary" fo:language="pl" fo:country="PL" fo:font-style="italic" style:font-style-asian="italic" style:font-style-complex="italic"/>
    </style:style>
    <style:style style:name="T23" style:family="text">
      <style:text-properties style:font-name="AssyrianDictionary" style:language-complex="en" style:country-complex="US"/>
    </style:style>
    <style:style style:name="T24" style:family="text">
      <style:text-properties style:font-name="AssyrianDictionary" fo:font-size="11pt" style:font-size-asian="11pt"/>
    </style:style>
    <style:style style:name="T25" style:family="text">
      <style:text-properties style:font-name="AssyrianDictionary" fo:font-size="11pt" fo:language="pl" fo:country="PL" style:font-size-asian="11pt" style:font-name-complex="Courier New"/>
    </style:style>
    <style:style style:name="T26" style:family="text">
      <style:text-properties fo:language="pl" fo:country="PL"/>
    </style:style>
    <style:style style:name="T27" style:family="text">
      <style:text-properties fo:language="pl" fo:country="PL" style:font-name-complex="Courier New"/>
    </style:style>
    <style:style style:name="T28" style:family="text">
      <style:text-properties style:text-position="sub 58%" fo:font-size="12pt" fo:language="pl" fo:country="PL" style:font-size-asian="12pt"/>
    </style:style>
    <style:style style:name="T29" style:family="text">
      <style:text-properties style:text-position="sub 58%" fo:font-size="12pt" fo:language="pl" fo:country="PL" style:font-size-asian="12pt" style:font-name-complex="Courier New" style:font-size-complex="12pt"/>
    </style:style>
    <style:style style:name="T30" style:family="text">
      <style:text-properties style:text-position="sub 58%" style:font-name="AssyrianDictionary" fo:font-size="12pt" fo:language="pl" fo:country="PL" style:font-size-asian="12pt"/>
    </style:style>
    <style:style style:name="T31" style:family="text">
      <style:text-properties style:text-position="sub 58%" style:font-name="AssyrianDictionary" fo:font-size="12pt" fo:language="pl" fo:country="PL" style:font-size-asian="12pt" style:font-size-complex="11pt"/>
    </style:style>
    <style:style style:name="T32" style:family="text">
      <style:text-properties style:text-position="sub 58%" style:font-name="AssyrianDictionary" fo:font-size="12pt" fo:letter-spacing="0.0138in" style:font-size-asian="12pt" style:font-name-complex="Courier New" style:font-size-complex="11pt"/>
    </style:style>
    <style:style style:name="T33" style:family="text">
      <style:text-properties style:text-position="sub 58%" style:font-name="AssyrianDictionary" fo:font-size="12pt" fo:letter-spacing="0.0138in" fo:language="pl" fo:country="PL" style:font-size-asian="12pt"/>
    </style:style>
    <style:style style:name="T34" style:family="text">
      <style:text-properties style:text-position="sub 58%" style:font-name="Courier New" fo:language="pl" fo:country="PL" style:font-name-complex="Courier New"/>
    </style:style>
    <style:style style:name="T35" style:family="text">
      <style:text-properties style:text-position="sub 58%" style:font-name="Courier New" fo:font-size="11pt" fo:language="pl" fo:country="PL" style:font-size-asian="11pt" style:font-name-complex="Courier New"/>
    </style:style>
    <style:style style:name="T36" style:family="text">
      <style:text-properties style:text-position="sub 58%" fo:language="pl" fo:country="PL" style:font-name-complex="Courier New"/>
    </style:style>
    <style:style style:name="T37" style:family="text">
      <style:text-properties style:text-position="super 58%" fo:font-size="12pt" style:font-size-asian="12pt"/>
    </style:style>
    <style:style style:name="T38" style:family="text">
      <style:text-properties style:text-position="super 58%" fo:font-size="12pt" fo:language="pl" fo:country="PL" style:font-size-asian="12pt"/>
    </style:style>
    <style:style style:name="T39" style:family="text">
      <style:text-properties style:text-position="super 58%" style:font-name="AssyrianDictionary"/>
    </style:style>
    <style:style style:name="T40" style:family="text">
      <style:text-properties style:text-position="super 58%" style:font-name="AssyrianDictionary" fo:font-size="12pt" style:font-size-asian="12pt"/>
    </style:style>
    <style:style style:name="T41" style:family="text">
      <style:text-properties style:text-position="super 58%" style:font-name="AssyrianDictionary" fo:font-size="12pt" fo:language="pl" fo:country="PL" style:font-size-asian="12pt"/>
    </style:style>
    <style:style style:name="T42" style:family="text">
      <style:text-properties style:text-position="super 58%" style:font-name="Courier New" fo:font-size="11pt" style:font-size-asian="11pt" style:font-name-complex="Courier New"/>
    </style:style>
    <style:style style:name="T43" style:family="text">
      <style:text-properties style:text-position="super 58%" style:font-name="Courier New" fo:font-size="11pt" fo:language="pl" fo:country="PL" style:font-size-asian="11pt" style:font-name-complex="Courier New"/>
    </style:style>
    <style:style style:name="T44" style:family="text">
      <style:text-properties fo:color="#ff0000" style:font-name="AssyrianDictionary" fo:font-size="12pt" style:font-size-asian="12pt"/>
    </style:style>
    <style:style style:name="T45" style:family="text">
      <style:text-properties fo:color="#ff0000" style:font-name="Courier New" fo:language="pl" fo:country="PL" style:font-name-complex="Courier CE"/>
    </style:style>
    <style:style style:name="T46" style:family="text">
      <style:text-properties fo:color="#ff0000" style:font-name="Courier New" fo:font-size="11pt" fo:language="pl" fo:country="PL" style:font-size-asian="11pt" style:font-name-complex="Courier CE"/>
    </style:style>
    <style:style style:name="T47" style:family="text">
      <style:text-properties fo:color="#ff0000" fo:font-size="12pt" fo:language="pl" fo:country="PL" style:font-size-asian="12pt" style:font-name-complex="Courier CE"/>
    </style:style>
    <style:style style:name="T48" style:family="text">
      <style:text-properties style:font-name="Courier New" fo:language="pl" fo:country="PL" style:font-name-complex="Courier New"/>
    </style:style>
    <style:style style:name="T49" style:family="text">
      <style:text-properties style:font-name="Courier New" fo:font-size="11pt" style:font-size-asian="11pt" style:font-name-complex="Courier New"/>
    </style:style>
    <style:style style:name="T50" style:family="text">
      <style:text-properties style:font-name="Courier New" fo:font-size="11pt" fo:language="pl" fo:country="PL" style:font-size-asian="11pt" style:font-name-complex="Courier New"/>
    </style:style>
    <style:style style:name="T51" style:family="text">
      <style:text-properties style:font-name="Courier New" fo:font-size="6pt" fo:language="pl" fo:country="PL" style:font-size-asian="6pt" style:font-name-complex="Courier New"/>
    </style:style>
    <style:style style:name="T5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">7. Aradmu to </text:span><text:span text:style-name="T6">Å</text:span><text:span text:style-name="T7">ulgi 3 (ArÅ3, 3.1.5, SEpM1a, RCU 7)</text:span></text:p>
      <text:p text:style-name="P6"/>
      <text:p text:style-name="P18">Composite Text</text:p>
      <text:p text:style-name="P20"/>
      <text:p text:style-name="P2"><text:span text:style-name="T8">1.</text:span><text:span text:style-name="T8"> <text:tab/>lugal</text:span><text:span text:style-name="T9">-Ñu</text:span><text:span text:style-name="T31">10</text:span><text:span text:style-name="T8">-ra </text:span><text:span text:style-name="T10">ù</text:span><text:span text:style-name="T8">-na-dug</text:span><text:span text:style-name="T30">4</text:span></text:p>
      <text:p text:style-name="P2"><text:span text:style-name="T8">2. <text:tab/></text:span><text:span text:style-name="T10">á</text:span><text:span text:style-name="T8">rad-mu </text:span><text:span text:style-name="T10">á</text:span><text:span text:style-name="T8">rad-zu na-ab-b</text:span><text:span text:style-name="T10">é</text:span><text:span text:style-name="T8">-a</text:span></text:p>
      <text:p text:style-name="P2"><text:span text:style-name="T8">3. <text:tab/></text:span><text:span text:style-name="T41">I</text:span><text:span text:style-name="T8">a-ba-in-da-s</text:span><text:span text:style-name="T10">á</text:span><text:span text:style-name="T8"> ugula </text:span><text:span text:style-name="T10">é</text:span><text:span text:style-name="T8">ren zú-ke</text:span><text:span text:style-name="T10">å</text:span><text:span text:style-name="T8">da lugal n</text:span><text:span text:style-name="T10">í</text:span><text:span text:style-name="T8">Ñ lugal</text:span><text:span text:style-name="T9">-Ñu</text:span><text:span text:style-name="T31">10</text:span><text:span text:style-name="T8">­ ma-an-gi</text:span><text:span text:style-name="T30">4</text:span></text:p>
      <text:p text:style-name="P2"><text:span text:style-name="T8">4. <text:tab/>lugal</text:span><text:span text:style-name="T9">-Ñu</text:span><text:span text:style-name="T31">10</text:span><text:span text:style-name="T8"> bar inim-ma ha-ba-zu-zu</text:span></text:p>
      <text:p text:style-name="P2"><text:span text:style-name="T8">5. <text:tab/>u</text:span><text:span text:style-name="T30">4</text:span><text:span text:style-name="T8"> zi-mu-dar</text:span><text:span text:style-name="T41">ki</text:span><text:span text:style-name="T8">-ra-</text:span><text:span text:style-name="T10">åè</text:span><text:span text:style-name="T8"> igi</text:span><text:span text:style-name="T9">-Ñu</text:span><text:span text:style-name="T31">10</text:span><text:span text:style-name="T8"> b</text:span><text:span text:style-name="T10">í</text:span><text:span text:style-name="T8">-in-Ñar-ra</text:span></text:p>
      <text:p text:style-name="P2"><text:span text:style-name="T8">6. <text:tab/>kaskal lugal</text:span><text:span text:style-name="T9">-Ñu</text:span><text:span text:style-name="T31">10</text:span><text:span text:style-name="T8"> </text:span><text:span text:style-name="T10">é</text:span><text:span text:style-name="T8">ren zi-ga</text:span><text:span text:style-name="T9">-Ñu</text:span><text:span text:style-name="T31">10</text:span></text:p>
      <text:p text:style-name="P2"><text:span text:style-name="T8">7. <text:tab/></text:span><text:span text:style-name="T40">I</text:span><text:span text:style-name="T10">a-ba-in-da-sá éren-bi igi ù-bí-in-kár</text:span></text:p>
      <text:p text:style-name="P2"><text:span text:style-name="T8">8.</text:span><text:span text:style-name="T8"> <text:tab/>min li-mu-um </text:span><text:span text:style-name="T10">é</text:span><text:span text:style-name="T8">ren-bi nu-Ñ</text:span><text:span text:style-name="T10">á</text:span><text:span text:style-name="T8">l</text:span></text:p>
      <text:p text:style-name="P2"><text:span text:style-name="T8">9. <text:tab/>x x-ne nu-un-DU nu-un-gi</text:span><text:span text:style-name="T33">4</text:span></text:p>
      <text:p text:style-name="P2"><text:span text:style-name="T8">10. <text:tab/>ha-ra-kalag lugal</text:span><text:span text:style-name="T9">-Ñu</text:span><text:span text:style-name="T31">10</text:span><text:span text:style-name="T8"> mu-un-tag</text:span><text:span text:style-name="T30">4</text:span><text:span text:style-name="T8"> mu-un-dab</text:span><text:span text:style-name="T30">5</text:span></text:p>
      <text:p text:style-name="P2"><text:span text:style-name="T8">11. <text:tab/>NIR-da-bi NIR-da lugal-Ñu</text:span><text:span text:style-name="T30">10</text:span><text:span text:style-name="T8"> [ba-e]-dugud</text:span></text:p>
      <text:p text:style-name="P2"><text:span text:style-name="T10">12. <text:tab/>[…]-ma lugal</text:span><text:span text:style-name="T40">? </text:span><text:span text:style-name="T10">[…] x</text:span></text:p>
      <text:p text:style-name="P2"><text:span text:style-name="T10">13. <text:tab/>[…]x ni x[…]-Ñar</text:span></text:p>
      <text:p text:style-name="P2"><text:span text:style-name="T10">14. <text:tab/>níÑ lugal</text:span><text:span text:style-name="T9">-Ñu</text:span><text:span text:style-name="T31">10</text:span><text:span text:style-name="T10"> ab-bé-na</text:span><text:span text:style-name="T9">-Ñu</text:span><text:span text:style-name="T31">10</text:span></text:p>
      <text:p text:style-name="P2"><text:span text:style-name="T10">15. <text:tab/>lugal</text:span><text:span text:style-name="T9">-Ñu</text:span><text:span text:style-name="T31">10</text:span><text:span text:style-name="T10"> hé-en-zu</text:span></text:p>
      <text:p text:style-name="P13"/>
      <text:p text:style-name="P23"><text:span text:style-name="T39">1 </text:span><text:span text:style-name="T5">Speak to my king, </text:span><text:span text:style-name="T39">2 </text:span><text:span text:style-name="T5">saying (the words) of Aradmu, your servant:</text:span></text:p>
      <text:p text:style-name="P23"><text:span text:style-name="T39">3 </text:span><text:span text:style-name="T5">(Concerning the matter of) </text:span><text:span text:style-name="pn"><text:span text:style-name="T5">Abaindasa</text:span></text:span><text:span text:style-name="T5">, captain of the royal armed forces, that my king sent me (a message) about; </text:span><text:span text:style-name="T39">4</text:span><text:span text:style-name="T5">my king must be informed about the matter. </text:span></text:p>
      <text:p text:style-name="P23"><text:span text:style-name="T39">5 </text:span><text:span text:style-name="T5">When I focused my attention on </text:span><text:span text:style-name="gn"><text:span text:style-name="T5">Zimudar,</text:span></text:span><text:span text:style-name="T5"> </text:span><text:span text:style-name="T39">6 </text:span><text:span text:style-name="T5">I was in the process of mustering troops for my king’s military service,</text:span><text:span text:style-name="Footnote_20_Symbol"><text:span text:style-name="T5"><text:note text:id="ftn1" text:note-class="footnote"><text:note-citation>1</text:note-citation><text:note-body><text:p text:style-name="Footnote"><text:s/>Alt. transl.: my king’s expedition.</text:p></text:note-body></text:note></text:span></text:span><text:span text:style-name="T5"> </text:span><text:span text:style-name="T39">7 </text:span><text:span text:style-name="T5">but when </text:span><text:span text:style-name="pn"><text:span text:style-name="T5">Abaindasa</text:span></text:span><text:span text:style-name="T5"> inspected those troops, </text:span><text:span text:style-name="T39">8 </text:span><text:span text:style-name="T5">2000 of those men were missing. </text:span><text:span text:style-name="T39">9 </text:span><text:span text:style-name="T5">He had not gone to…, nor had he returned. </text:span><text:span text:style-name="T39">10 </text:span><text:span text:style-name="T5">He had </text:span><text:soft-page-break/><text:span text:style-name="T5">abandoned the fortress, </text:span><text:span text:style-name="T15">o my king</text:span><text:span text:style-name="T5">, </text:span><text:span text:style-name="T15">and then (re)captured (it)!</text:span><text:span text:style-name="T5"> </text:span><text:span text:style-name="T39">11</text:span><text:span text:style-name="T5">That crime was a very serious crime against my king! </text:span><text:span text:style-name="T39">12–13 </text:span><text:span text:style-name="T5">…</text:span></text:p>
      <text:p text:style-name="P23"><text:span text:style-name="T39">14 </text:span><text:span text:style-name="T5">Whatever you, my king order me to do, (I will do)! </text:span><text:span text:style-name="T39">15 </text:span><text:span text:style-name="T5">Now my king is informed (about all of this)! </text:span></text:p>
      <text:p text:style-name="P7"/>
      <text:p text:style-name="P9">Commentary</text:p>
      <text:p text:style-name="P5"/>
      <text:p text:style-name="P1"><text:span text:style-name="T10">In some redactions of SEpM this composition takes the place of SEpM1. In all four extant manuscripts it is followed by SEpM2 or by its catch line (see p. </text:span><text:span text:style-name="T44">000</text:span><text:span text:style-name="T10">, above).</text:span></text:p>
      <text:p text:style-name="P24"><text:span text:style-name="T17">4</text:span><text:span text:style-name="T5">. I know of no other example of </text:span><text:span text:style-name="T19">bar inim-ma</text:span><text:span text:style-name="T5">; the translation is conjectural, based on </text:span><text:span text:style-name="T19">bar…ak</text:span><text:span text:style-name="T5">, “because of.”</text:span></text:p>
      <text:p text:style-name="P24"><text:span text:style-name="T17">5</text:span><text:span text:style-name="T5">. <text:s/>I know of no other example of </text:span><text:span text:style-name="T18">kaskal lugal</text:span><text:span text:style-name="T5"> in Sumerian. <text:s/>On the face of it, it should mean “royal expedition,” but even if it meant that earlier, OB times it was probably understood as a qalque from Akkadian </text:span><text:span text:style-name="T15">æarr</text:span><text:span text:style-name="T22"></text:span><text:span text:style-name="T15">n åarrim</text:span><text:span text:style-name="T5">, which, according to M. Stol, </text:span><text:span text:style-name="T15">FS Houwink <text:s/>ten Cate</text:span><text:span text:style-name="T5"> 300–3 and idem, </text:span><text:span text:style-name="T15">OBO</text:span><text:span text:style-name="T5"> 160/4 748, meant “royal military service.” <text:s/>See also J. G and A. Westenholz, </text:span><text:span text:style-name="T15">CM</text:span><text:span text:style-name="T5"> 33 88, citing this line.</text:span></text:p>
      <text:p text:style-name="P24"><text:span text:style-name="T17">11</text:span><text:span text:style-name="T5">. The reading of the verb is conjectural; most probably this line is echoed—or echoes—Ar</text:span>Š<text:span text:style-name="T5">4 (8): 23.</text:span></text:p>
      <text:p text:style-name="P25">Sources</text:p>
      <text:p text:style-name="P19"/>
      <text:p text:style-name="P17"><text:span text:style-name="T5">N1 = 3 N-T 80 (A 30135, </text:span><text:span text:style-name="T15">SL</text:span><text:span text:style-name="T5"> xxxi) obv. 1–15<text:tab/> =1–15</text:span></text:p>
      <text:p text:style-name="P17"><text:span text:style-name="T5">N2 = CBS 7848</text:span><text:span text:style-name="Footnote_20_Symbol"><text:span text:style-name="T5"><text:note text:id="ftn2" text:note-class="footnote"><text:note-citation>2</text:note-citation><text:note-body><text:p text:style-name="Footnote"><text:span text:style-name="T5"><text:s/>First published as</text:span><text:span text:style-name="T15"> PBS </text:span><text:span text:style-name="T5">13 46.</text:span></text:p></text:note-body></text:note></text:span></text:span><text:span text:style-name="T5">+7856 (</text:span><text:span text:style-name="T15">SL</text:span><text:span text:style-name="T5"> xxxviii) i </text:span><text:span text:style-name="T21">1’–10’ <text:s/><text:tab/>=5–15 </text:span></text:p>
      <text:p text:style-name="P17"><text:span text:style-name="T5">N3 = Ni. 2786 (</text:span><text:span text:style-name="T15">ISET</text:span><text:span text:style-name="T5"> 2 120) <text:tab/> =3–12; 14–15</text:span></text:p>
      <text:p text:style-name="P17"><text:span text:style-name="T5">N4 = Ni. 4586(transliteration S. N. Kramer)</text:span><text:span text:style-name="Footnote_20_Symbol"><text:span text:style-name="T5"><text:note text:id="ftn3" text:note-class="footnote"><text:note-citation>3</text:note-citation><text:note-body><text:p text:style-name="Footnote"><text:span text:style-name="T5"><text:s/>No photograph is included here; the tablet will be published by </text:span><text:span text:style-name="T23">Asuman Dönmez.</text:span></text:p></text:note-body></text:note></text:span></text:span><text:span text:style-name="T5"> <text:tab/>=1–11; 15</text:span></text:p>
      <text:p text:style-name="P17"><text:soft-page-break/><text:span text:style-name="T5">N5 = Ni. 9702 (</text:span><text:span text:style-name="T16">ISET</text:span><text:span text:style-name="T5"> 2 122) i 11’–13’ <text:s/><text:tab/>=1–3</text:span></text:p>
      <text:p text:style-name="P16"><text:span text:style-name="T5"><text:s text:c="2"/></text:span></text:p>
      <text:p text:style-name="P10">Tablet typology: Prism: N2, N5, Type III: N1, N3, N4. </text:p>
      <text:p text:style-name="P10"/>
      <text:p text:style-name="P11">Textual Matrix</text:p>
      <text:p text:style-name="P7"/>
      <text:p text:style-name="P16"><text:span text:style-name="T48">1. <text:s/>lugal-</text:span><text:span text:style-name="T45">ğ</text:span><text:span text:style-name="T48">u</text:span><text:span text:style-name="T34">10</text:span><text:span text:style-name="T48">-ra ù-na-dug</text:span><text:span text:style-name="T34">4</text:span></text:p>
      <text:p text:style-name="P14">N1 <text:s/>o <text:s text:c="4"/>o <text:s text:c="2"/>o <text:s/>. + <text:s text:c="3"/>+</text:p>
      <text:p text:style-name="P21">N4 <text:s/>o <text:s text:c="4"/>o <text:s text:c="2"/>. <text:s/>. + <text:s text:c="3"/>.</text:p>
      <text:p text:style-name="P21">N5 <text:s/>+ <text:s text:c="4"/>+ <text:s text:c="2"/>+ <text:s/>. o <text:s text:c="3"/>o</text:p>
      <text:p text:style-name="P4"/>
      <text:p text:style-name="P16"><text:span text:style-name="T48">2. <text:s/></text:span><text:span text:style-name="T48">árad-mu árad-zu na-ab-bé-a</text:span></text:p>
      <text:p text:style-name="P21">N1 <text:s/>o <text:s text:c="3"/>o <text:s text:c="2"/>o <text:s text:c="2"/>o <text:s/>. <text:s/>+ <text:s/>+ <text:s/>.</text:p>
      <text:p text:style-name="P21">N4 <text:s/>o <text:s text:c="3"/>. <text:s text:c="2"/>. <text:s text:c="2"/>. <text:s/>. <text:s/>. <text:s/>. <text:s/>.</text:p>
      <text:p text:style-name="P21">N5 <text:s/>+ <text:s text:c="3"/>+ <text:s text:c="2"/>+ <text:s text:c="2"/>+ <text:s/>. <text:s/>o <text:s/>o <text:s/>o</text:p>
      <text:p text:style-name="P4"/>
      <text:p text:style-name="P16"><text:span text:style-name="T50">3. <text:s/></text:span><text:span text:style-name="T43">I</text:span><text:span text:style-name="T50">a-ba-in-da-sá <text:s text:c="2"/>ugula éren <text:s/>zú-kešda lugal ní</text:span><text:span text:style-name="T46">ğ</text:span><text:span text:style-name="T50"> lugal-</text:span><text:span text:style-name="T46">ğ</text:span><text:span text:style-name="T50">u</text:span><text:span text:style-name="T35">10</text:span><text:span text:style-name="T50">­ ma-an-gi</text:span><text:span text:style-name="T35">4</text:span></text:p>
      <text:p text:style-name="P22">N1 <text:s/>oo o <text:s/>o <text:s/>o <text:s/>. a <text:s text:c="2"/>+ <text:s text:c="3"/>+ <text:s text:c="4"/>+ <text:s/>+ <text:s text:c="4"/>+ <text:s text:c="4"/>+ <text:s text:c="2"/>. <text:s text:c="4"/>+ <text:s text:c="2"/>. <text:s/>. <text:s text:c="2"/>+</text:p>
      <text:p text:style-name="P16"><text:span text:style-name="T50">N3 <text:s/>.. . <text:s/>. <text:s/>. <text:s/>. <text:s text:c="4"/>o </text:span><text:span text:style-name="T25">≠</text:span><text:span text:style-name="T49">àga</text:span><text:span text:style-name="T42">?</text:span><text:span text:style-name="T49">-ús</text:span><text:span text:style-name="T42">?</text:span><text:span text:style-name="T24"></text:span><text:span text:style-name="T50"> o <text:s/>o <text:s text:c="3"/></text:span><text:span text:style-name="T51"><text:s/></text:span><text:span text:style-name="T50">o <text:s text:c="4"/>+ <text:s text:c="2"/>+ <text:s text:c="4"/>+ <text:s text:c="2"/>+ <text:s/>o <text:s text:c="2"/>o</text:span></text:p>
      <text:p text:style-name="P16"><text:span text:style-name="T50">N4 <text:s/>oo o <text:s/>. <text:s/>. <text:s/>. <text:s text:c="4"/>. <text:s/>àga-ús <text:s/>+ <text:s/>. <text:s text:c="4"/>+ <text:s text:c="4"/>o <text:s text:c="2"/>o <text:s text:c="4"/>. <text:s text:c="2"/>+ <text:s/>. <text:s text:c="2"/>+</text:span></text:p>
      <text:p text:style-name="P16"><text:span text:style-name="T50">N5 <text:s/>.. + <text:s/>+ <text:s/>+ <text:s/>. <text:s text:c="4"/>o <text:s text:c="3"/>o <text:s text:c="4"/>o <text:s/>o <text:s text:c="4"/>o <text:s text:c="4"/>o <text:s text:c="2"/>o <text:s text:c="4"/>o <text:s text:c="2"/>o <text:s/>o <text:s text:c="2"/>o</text:span></text:p>
      <text:p text:style-name="P4"/>
      <text:p text:style-name="P1"><text:span text:style-name="T2">4. <text:s/>lugal</text:span><text:span text:style-name="T27">-</text:span><text:span text:style-name="T47">ğ</text:span><text:span text:style-name="T4">u</text:span><text:span text:style-name="T36">10</text:span><text:span text:style-name="T2"> bar inim-ma ha-ba-zu-zu</text:span></text:p>
      <text:p text:style-name="P4">N1 <text:s/>o <text:s text:c="4"/>o <text:s text:c="2"/>o <text:s text:c="3"/>+ <text:s text:c="2"/>+ <text:s/>+ <text:s/>+ <text:s/>+ <text:s/>+ <text:s/>dè</text:p>
      <text:p text:style-name="P4">N3 <text:s/>. <text:s text:c="4"/>+ <text:s text:c="2"/>+ <text:s text:c="3"/>+ <text:s text:c="2"/>+ <text:s/>+ <text:s/>. <text:s/>o <text:s/>o </text:p>
      <text:p text:style-name="P4">N4 <text:s/>o <text:s text:c="4"/>o <text:s text:c="2"/>o <text:s text:c="3"/>. <text:s text:c="2"/>. <text:s/>. <text:s/>+ <text:s/>+ <text:s/>.</text:p>
      <text:p text:style-name="P4"/>
      <text:p text:style-name="P1"><text:span text:style-name="T2">5. <text:s/>u</text:span><text:span text:style-name="T28">4</text:span><text:span text:style-name="T2"> zi-mu-dar-ra</text:span><text:span text:style-name="T38">ki</text:span><text:span text:style-name="T2">-šè igi</text:span><text:span text:style-name="T27">-</text:span><text:span text:style-name="T47">ğ</text:span><text:span text:style-name="T4">u</text:span><text:span text:style-name="T29">10</text:span><text:span text:style-name="T2"> bí-in-</text:span><text:span text:style-name="T47">ğ</text:span><text:span text:style-name="T2">ar-ra</text:span></text:p>
      <text:p text:style-name="P4">N1 <text:s/>. <text:s/>. <text:s/>+ <text:s text:c="2"/>+ <text:s/>+ - + <text:s/>+ <text:s text:c="2"/>+ <text:s text:c="2"/>+ <text:s/>ib + <text:s text:c="2"/>+ </text:p>
      <text:p text:style-name="P4">N2 <text:s/>o <text:s/>o <text:s/>o <text:s text:c="2"/>o <text:s/>o o o <text:s/>o <text:s text:c="2"/>. <text:s text:c="2"/>. <text:s/>. <text:s/>. <text:s text:c="2"/>. <text:s/></text:p>
      <text:p text:style-name="P1"><text:span text:style-name="T2">N3 <text:s/>+ <text:s/>+ <text:s/>+ <text:s text:c="2"/>+ <text:s/>+</text:span><text:span text:style-name="T38">!</text:span><text:span text:style-name="T2">. . <text:s/>o <text:s text:c="2"/>o <text:s text:c="2"/>o <text:s/>o <text:s/>o <text:s text:c="2"/>o</text:span></text:p>
      <text:p text:style-name="P4"><text:soft-page-break/>N4 <text:s/>o <text:s/>o <text:s/>o <text:s text:c="2"/>o <text:s/>. . . <text:s/>. <text:s text:c="2"/>. <text:s text:c="2"/>. <text:s/>+ <text:s/>+ <text:s text:c="2"/>.</text:p>
      <text:p text:style-name="P4"/>
      <text:p text:style-name="P1"><text:span text:style-name="T2">6. <text:s/>kaskal lugal</text:span><text:span text:style-name="T4">-</text:span><text:span text:style-name="T47">ğ</text:span><text:span text:style-name="T4">u</text:span><text:span text:style-name="T29">10</text:span><text:span text:style-name="T2"> éren zi-ga</text:span><text:span text:style-name="T27">-</text:span><text:span text:style-name="T47">ğ</text:span><text:span text:style-name="T3">u</text:span><text:span text:style-name="T36">10</text:span></text:p>
      <text:p text:style-name="P1"><text:span text:style-name="T2">N1 <text:s/>o <text:s text:c="6"/>o <text:s text:c="3"/>. <text:s text:c="3"/>+ <text:s text:c="2"/>+ <text:s/>+ <text:s text:c="2"/>+</text:span></text:p>
      <text:p text:style-name="P4">N2 <text:s/>o <text:s text:c="6"/>o <text:s text:c="3"/>o <text:s text:c="3"/>o <text:s text:c="2"/>. <text:s/>+ <text:s text:c="2"/>+</text:p>
      <text:p text:style-name="P4">N3 <text:s/>+ <text:s text:c="6"/>+ <text:s text:c="3"/>+ <text:s text:c="3"/>+ <text:s text:c="2"/>. <text:s/>o <text:s text:c="2"/>o</text:p>
      <text:p text:style-name="P4">N4 <text:s/>o <text:s text:c="6"/>o <text:s text:c="3"/>o <text:s text:c="3"/>o <text:s text:c="2"/>. <text:s/>+ <text:s text:c="2"/>+</text:p>
      <text:p text:style-name="P4"/>
      <text:p text:style-name="P1"><text:span text:style-name="T2">7. <text:s/></text:span><text:span text:style-name="T37">I</text:span><text:span text:style-name="T1">a-ba-in-da-sá <text:s text:c="2"/>éren-bi igi ù-bí-in-kár</text:span></text:p>
      <text:p text:style-name="P4">N1 <text:s/>oo o <text:s/>o <text:s/>+ <text:s/>+ a <text:s/>+ <text:s text:c="3"/>+ <text:s/>+ <text:s text:c="2"/>+ <text:s/>+ + <text:s text:c="2"/>+</text:p>
      <text:p text:style-name="P4">N2 <text:s/>oo o <text:s/>o <text:s/>o <text:s/>o <text:s text:c="3"/>o <text:s text:c="3"/>o <text:s/>+ <text:s text:c="2"/>+ <text:s/>+ - <text:s text:c="2"/>.</text:p>
      <text:p text:style-name="P4">N3 <text:s/>++ + <text:s/>+ <text:s/>. <text:s/>. <text:s text:c="3"/>. <text:s text:c="3"/>o <text:s/>o <text:s text:c="2"/>o <text:s/>o o <text:s text:c="2"/>o</text:p>
      <text:p text:style-name="P1"><text:span text:style-name="T2">N4 <text:s/>oo <text:s/>o o <text:s/>o <text:s/>. <text:s text:c="3"/>. <text:s text:c="2"/></text:span><text:span text:style-name="T25">≠</text:span><text:span text:style-name="T2">ba</text:span><text:span text:style-name="T8"></text:span><text:span text:style-name="T2"> . <text:s text:c="2"/>. <text:s/>. + <text:s text:c="2"/>+</text:span></text:p>
      <text:p text:style-name="P4"/>
      <text:p text:style-name="P1"><text:span text:style-name="T2">8. <text:s/>min li-mu-um éren-bi nu-</text:span><text:span text:style-name="T47">ğ</text:span><text:span text:style-name="T2">ál</text:span></text:p>
      <text:p text:style-name="P4">N1 <text:s/>o <text:s text:c="2"/>o <text:s/>. <text:s/>+ <text:s/>+ <text:s text:c="3"/>+ <text:s/>+ <text:s text:c="2"/>.</text:p>
      <text:p text:style-name="P4">N2 <text:s/>o <text:s text:c="2"/>o <text:s/>o <text:s/>o <text:s/>. <text:s text:c="3"/>+ <text:s/>+ <text:s text:c="2"/>+</text:p>
      <text:p text:style-name="P4">N3 <text:s/>+ <text:s text:c="2"/>+ <text:s/>+ <text:s/>+ <text:s/>. <text:s text:c="3"/>+ <text:s/>o <text:s text:c="2"/>o</text:p>
      <text:p text:style-name="P4">N4 <text:s/>o <text:s text:c="2"/>o <text:s/>o <text:s/>o <text:s/>o <text:s text:c="3"/>. <text:s/>. <text:s text:c="2"/>+</text:p>
      <text:p text:style-name="P4"/>
      <text:p text:style-name="P1"><text:span text:style-name="T2">9. <text:s/>x <text:s/>x-ne nu-un-DU nu-un-gi</text:span><text:span text:style-name="T28">4</text:span></text:p>
      <text:p text:style-name="P4">N1 <text:s/>o <text:s/>o <text:s/>. + <text:s/>+ <text:s/>+ <text:s/>+ <text:s/>o <text:s text:c="2"/>. </text:p>
      <text:p text:style-name="P1"><text:span text:style-name="T2">N2 <text:s/>o <text:s/>o <text:s/>o o <text:s/>. <text:s/>. <text:s/></text:span><text:span text:style-name="T1">+ <text:s/>+ <text:s text:c="2"/>+</text:span></text:p>
      <text:p text:style-name="P1"><text:span text:style-name="T2">N3 <text:s/>x <text:s/>x <text:s/>. </text:span><text:span text:style-name="T2">. <text:s/>. <text:s/>. <text:s/>. <text:s/>. <text:s text:c="2"/>o <text:s/></text:span></text:p>
      <text:p text:style-name="P4">N4 <text:s/>o <text:s/>o <text:s/>o o <text:s/>o <text:s/>o <text:s/>o <text:s/>. <text:s text:c="2"/>+</text:p>
      <text:p text:style-name="P4"/>
      <text:p text:style-name="P1"><text:span text:style-name="T2">10. ha-ra-kalag lugal</text:span><text:span text:style-name="T27">-</text:span><text:span text:style-name="T47">ğ</text:span><text:span text:style-name="T4">u</text:span><text:span text:style-name="T36">10</text:span><text:span text:style-name="T2"> mu-un-tag</text:span><text:span text:style-name="T28">4</text:span><text:span text:style-name="T2"> mu-un-dab</text:span><text:span text:style-name="T28">5</text:span></text:p>
      <text:p text:style-name="P4">N1 <text:s/>o <text:s/>o <text:s/>o <text:s text:c="4"/>. <text:s text:c="4"/>+ <text:s text:c="2"/>+ <text:s/>+ <text:s/>o <text:s text:c="3"/>+ <text:s/>+ <text:s text:c="2"/>+</text:p>
      <text:p text:style-name="P4">N2 <text:s/>o <text:s/>o <text:s/>o <text:s text:c="4"/>o <text:s text:c="4"/>o <text:s text:c="2"/>o <text:s/>. <text:s/>+ <text:s text:c="3"/>o <text:s/>. <text:s text:c="2"/>+ </text:p>
      <text:p text:style-name="P1"><text:span text:style-name="T2">N3 <text:s/>+ <text:s/>. <text:s/>+ <text:s text:c="4"/>. <text:s text:c="4"/>. <text:s text:c="2"/>+ <text:s/>o <text:s/>o <text:s text:c="3"/>o <text:s/>o <text:s text:c="2"/>o</text:span></text:p>
      <text:p text:style-name="P4">N4 <text:s/>o <text:s/>o <text:s/>o <text:s text:c="4"/>o <text:s text:c="4"/>o <text:s text:c="2"/>o <text:s/>x <text:s/>x <text:s text:c="3"/>. <text:s/>. <text:s text:c="2"/>+</text:p>
      <text:p text:style-name="P4"><text:soft-page-break/></text:p>
      <text:p text:style-name="P1"><text:span text:style-name="T2">11. NIR-da-bi NIR-da lugal</text:span><text:span text:style-name="T27">-</text:span><text:span text:style-name="T47">ğ</text:span><text:span text:style-name="T4">u</text:span><text:span text:style-name="T36">10</text:span><text:span text:style-name="T2"> [ba-e]-dugud</text:span><text:span text:style-name="T38">?</text:span><text:span text:style-name="Footnote_20_Symbol"><text:span text:style-name="T2"><text:note text:id="ftn4" text:note-class="footnote"><text:note-citation>4</text:note-citation><text:note-body><text:p text:style-name="Footnote"><text:s text:c="2"/>Only the very end of the final sign is preserved in both N1 and N2.</text:p></text:note-body></text:note></text:span></text:span></text:p>
      <text:p text:style-name="P4">N1 <text:s/>o <text:s text:c="2"/>o <text:s/>. <text:s/>+ <text:s text:c="2"/>. <text:s/>o <text:s text:c="4"/>o <text:s text:c="3"/>o <text:s/>x <text:s/>.</text:p>
      <text:p text:style-name="P4">N2 <text:s/>o <text:s text:c="2"/>o <text:s/>o <text:s/>o <text:s text:c="2"/>o <text:s/>o <text:s text:c="4"/>o <text:s text:c="3"/>o <text:s/>o <text:s/>.</text:p>
      <text:p text:style-name="P4">N3 <text:s/>. <text:s text:c="2"/>. <text:s/>. <text:s/>o <text:s text:c="2"/>o <text:s/>o <text:s text:c="4"/>. <text:s text:c="3"/>o <text:s/>o <text:s/>o</text:p>
      <text:p text:style-name="P4">N4 <text:s/>traces</text:p>
      <text:p text:style-name="P4"/>
      <text:p text:style-name="P1"><text:span text:style-name="T2">12. [...]-ma </text:span><text:span text:style-name="T1">lugal</text:span><text:span text:style-name="T37">?</text:span><text:span text:style-name="T2">[...]x</text:span></text:p>
      <text:p text:style-name="P1"><text:span text:style-name="T2">N1 <text:s/>[...] <text:s/>+ </text:span><text:span text:style-name="T2">. <text:s text:c="4"/>[...]</text:span></text:p>
      <text:p text:style-name="P1"><text:span text:style-name="T2">N2 <text:s/>[ <text:s text:c="17"/>]x <text:s text:c="2"/></text:span></text:p>
      <text:p text:style-name="P4">N3 <text:s/>[...]x . . <text:s text:c="4"/>[...]</text:p>
      <text:p text:style-name="P4"/>
      <text:p text:style-name="P1"><text:span text:style-name="T2">13. [...]x ni x[...]-</text:span><text:span text:style-name="T47">ğ</text:span><text:span text:style-name="T2">ar</text:span></text:p>
      <text:p text:style-name="P4">N1 <text:s/>o <text:s text:c="2"/>x <text:s/>+ <text:s/>x <text:s text:c="7"/>. </text:p>
      <text:p text:style-name="P4">N2 <text:s/>o <text:s text:c="2"/>o <text:s/>o <text:s/>o <text:s text:c="2"/>o <text:s text:c="3"/>+</text:p>
      <text:p text:style-name="P4">N3 <text:s/>traces</text:p>
      <text:p text:style-name="P4"/>
      <text:p text:style-name="P1"><text:span text:style-name="T2">14. ní</text:span><text:span text:style-name="T47">ğ</text:span><text:span text:style-name="T2"> lugal</text:span><text:span text:style-name="T27">-</text:span><text:span text:style-name="T47">ğ</text:span><text:span text:style-name="T4">u</text:span><text:span text:style-name="T29">10</text:span><text:span text:style-name="T2"> ab-bé-na-</text:span><text:span text:style-name="T47">ğ</text:span><text:span text:style-name="T4">u</text:span><text:span text:style-name="T36">10</text:span></text:p>
      <text:p text:style-name="P1"><text:span text:style-name="T2">N1 <text:s/>o <text:s text:c="3"/>o <text:s text:c="3"/>. <text:s text:c="2"/>+ <text:s/>o <text:s/>o <text:s/>o</text:span><text:span text:style-name="Footnote_20_Symbol"><text:span text:style-name="T2"><text:note text:id="ftn5" text:note-class="footnote"><text:note-citation>5</text:note-citation><text:note-body><text:p text:style-name="Footnote"><text:s/>Possibly room for <text:span text:style-name="T20">[ga-ab-ak]</text:span><text:span text:style-name="T18">.</text:span></text:p></text:note-body></text:note></text:span></text:span></text:p>
      <text:p text:style-name="P1"><text:span text:style-name="T2">N2 <text:s/>o <text:s text:c="3"/>o <text:s text:c="3"/>o <text:s text:c="2"/>o <text:s/>o <text:s/>. <text:s/>+</text:span></text:p>
      <text:p text:style-name="P4">N3 <text:s/>. <text:s text:c="3"/>. <text:s text:c="3"/>. <text:s text:c="2"/>. <text:s/>. <text:s/>. <text:s/>o</text:p>
      <text:p text:style-name="P4">N4 <text:s/>traces</text:p>
      <text:p text:style-name="P4"/>
      <text:p text:style-name="P1"><text:span text:style-name="T2">15. lugal</text:span><text:span text:style-name="T27">-</text:span><text:span text:style-name="T47">ğ</text:span><text:span text:style-name="T27">u</text:span><text:span text:style-name="T36">10</text:span><text:span text:style-name="T2"> hé-en-zu</text:span></text:p>
      <text:p text:style-name="P4">N1 <text:s/>o <text:s text:c="4"/>o <text:s text:c="2"/>+ <text:s/>o <text:s text:c="2"/>o</text:p>
      <text:p text:style-name="P4">N2 <text:s/>o <text:s text:c="4"/>o <text:s text:c="2"/>o <text:s/>. <text:s text:c="2"/>+</text:p>
      <text:p text:style-name="P4">N3 <text:s/>+ <text:s text:c="4"/>+ <text:s text:c="2"/>+ <text:s/>+ <text:s text:c="2"/>o</text:p>
      <text:p text:style-name="P3">N4 <text:s/>o <text:s text:c="4"/>o <text:s text:c="2"/>. <text:s/>. <text:s text:c="2"/>. </text:p>
      <text:p text:style-name="P8"/>
      <text:p text:style-name="P7">In N1 and N2 followed by SEpM2.</text:p>
      <text:p text:style-name="P1"><text:soft-page-break/><text:span text:style-name="T10">Catchline N3: </text:span><text:span text:style-name="T13">lugal-</text:span><text:span text:style-name="T11">Ñ</text:span><text:span text:style-name="T14">á</text:span><text:span text:style-name="T13"> ù-na-[dug</text:span><text:span text:style-name="T32">4</text:span><text:span text:style-name="T13">]</text:span><text:span text:style-name="T10"> followed by upside down­ </text:span><text:span text:style-name="T13">lugal-</text:span><text:span text:style-name="T12">Ñ</text:span><text:span text:style-name="T13">á ù-na-dug</text:span><text:span text:style-name="T32">4</text:span></text:p>
      <text:p text:style-name="P1"><text:span text:style-name="T10">Catchline N4: </text:span><text:span text:style-name="T13">[…-ra ù-n]a-du[g</text:span><text:span text:style-name="T32">4</text:span><text:span text:style-name="T13">]</text:span></text:p>
      <text:p text:style-name="P7"/>
      <text:p text:style-name="P7">Both catch lines reference SEpM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AssyrianDictionary" svg:font-family="AssyrianDictionary" style:font-pitch="variable"/>
    <style:font-face style:name="Courier CE" svg:font-family="'Courier CE'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693in" fo:margin-bottom="0.0693in"/>
      <style:text-properties fo:font-size="24pt" fo:font-weight="bold" style:letter-kerning="true" style:font-size-asian="24pt" style:font-weight-asian="bold" style:font-size-complex="24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size-complex="12pt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Courier New" style:font-size-asian="10pt" style:font-name-complex="Courier New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" style:family="paragraph" style:parent-style-name="Standard" style:class="extra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n" style:family="text" style:parent-style-name="Default_20_Paragraph_20_Font"/>
    <style:style style:name="gn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Plain_20_Text_20_Char" style:display-name="Plain Text Char" style:family="text" style:parent-style-name="Default_20_Paragraph_20_Font">
      <style:text-properties style:font-name="Courier New"/>
    </style:style>
    <style:style style:name="Header_20_Char" style:display-name="Header Char" style:family="text" style:parent-style-name="Default_20_Paragraph_20_Font">
      <style:text-properties fo:font-size="12pt" style:font-size-asian="12pt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style:style style:name="HTML_20_Preformatted_20_Char" style:display-name="HTML Preformatted Char" style:family="text" style:parent-style-name="Default_20_Paragraph_20_Fon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ootnote_20_Text_20_Char" style:display-name="Footnote Text Char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in" fo:margin-left="0.9161in" fo:margin-right="0.916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fo:min-width="0in" draw:z-index="5"><draw:text-box fo:min-height="0.1457in"><text:p text:style-name="Header"><text:span text:style-name="Page_20_Number"><text:page-number text:select-page="current">6</text:page-number></text:span></text:p></draw:text-box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rad-mu to ulgi</dc:title>
    <meta:initial-creator>Piotr Michalowski</meta:initial-creator>
    <meta:creation-date>2000-07-28T14:01:00</meta:creation-date>
    <dc:creator>Piotr Michalowski</dc:creator>
    <dc:date>2009-10-28T12:25:00</dc:date>
    <meta:print-date>2009-08-23T18:21:00</meta:print-date>
    <meta:editing-cycles>370</meta:editing-cycles>
    <meta:editing-duration>PT69H44M00S</meta:editing-duration>
    <meta:document-statistic meta:table-count="0" meta:image-count="0" meta:object-count="0" meta:page-count="6" meta:paragraph-count="115" meta:word-count="1105" meta:character-count="5295"/>
    <meta:generator>OpenOffice.org/3.1$Unix OpenOffice.org_project/310m19$Build-9420</meta:generator>
  </office:meta>
</office:document-meta>
</file>